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6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7" style:family="paragraph" style:parent-style-name="Standard">
      <style:text-properties style:font-name="Droid Sans" fo:font-weight="bold" officeooo:rsid="00451906" officeooo:paragraph-rsid="0090811e" style:font-weight-asian="bold" style:font-weight-complex="bold"/>
    </style:style>
    <style:style style:name="P8" style:family="paragraph" style:parent-style-name="Standard">
      <style:text-properties style:font-name="Droid Sans" fo:font-weight="bold" officeooo:rsid="009350b8" officeooo:paragraph-rsid="00b5308b" style:font-weight-asian="bold" style:font-weight-complex="bold"/>
    </style:style>
    <style:style style:name="P9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P10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1" style:family="paragraph" style:parent-style-name="Standard">
      <style:text-properties style:font-name="Droid Sans" fo:font-weight="normal" officeooo:rsid="00643138" officeooo:paragraph-rsid="00b0f680" style:font-weight-asian="normal" style:font-weight-complex="normal"/>
    </style:style>
    <style:style style:name="P12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13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a6dbd7" officeooo:paragraph-rsid="00b5bebd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a6dbd7" officeooo:paragraph-rsid="00c32fd1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b0f680" officeooo:paragraph-rsid="00b0f680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b0f680" officeooo:paragraph-rsid="00b5bebd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b2d123" officeooo:paragraph-rsid="00b2d123" style:font-weight-asian="normal" style:font-weight-complex="normal"/>
    </style:style>
    <style:style style:name="P21" style:family="paragraph" style:parent-style-name="Standard">
      <style:text-properties style:font-name="Droid Sans" fo:font-weight="normal" officeooo:rsid="00b4f2af" officeooo:paragraph-rsid="00b4f2af" style:font-weight-asian="normal" style:font-weight-complex="normal"/>
    </style:style>
    <style:style style:name="P22" style:family="paragraph" style:parent-style-name="Standard">
      <style:text-properties style:font-name="Droid Sans" fo:font-weight="normal" officeooo:rsid="00b5308b" officeooo:paragraph-rsid="00b5308b" style:font-weight-asian="normal" style:font-weight-complex="normal"/>
    </style:style>
    <style:style style:name="P23" style:family="paragraph" style:parent-style-name="Standard">
      <style:text-properties style:font-name="Droid Sans" fo:font-weight="normal" officeooo:rsid="00b5308b" officeooo:paragraph-rsid="00b5bebd" style:font-weight-asian="normal" style:font-weight-complex="normal"/>
    </style:style>
    <style:style style:name="P24" style:family="paragraph" style:parent-style-name="Standard">
      <style:text-properties style:font-name="Droid Sans" fo:font-weight="normal" officeooo:rsid="0027aa91" officeooo:paragraph-rsid="00b5bebd" style:font-weight-asian="normal" style:font-weight-complex="normal"/>
    </style:style>
    <style:style style:name="P25" style:family="paragraph" style:parent-style-name="Standard">
      <style:text-properties style:font-name="Droid Sans" fo:font-weight="normal" officeooo:rsid="0027aa91" officeooo:paragraph-rsid="00c7a39f" style:font-weight-asian="normal" style:font-weight-complex="normal"/>
    </style:style>
    <style:style style:name="P26" style:family="paragraph" style:parent-style-name="Standard">
      <style:text-properties style:font-name="Droid Sans" fo:font-weight="normal" officeooo:rsid="00b5bebd" officeooo:paragraph-rsid="00b5bebd" style:font-weight-asian="normal" style:font-weight-complex="normal"/>
    </style:style>
    <style:style style:name="P27" style:family="paragraph" style:parent-style-name="Standard">
      <style:text-properties style:font-name="Droid Sans" fo:font-weight="normal" officeooo:rsid="00b5bebd" officeooo:paragraph-rsid="00b5da13" style:font-weight-asian="normal" style:font-weight-complex="normal"/>
    </style:style>
    <style:style style:name="P28" style:family="paragraph" style:parent-style-name="Standard">
      <style:text-properties style:font-name="Droid Sans" fo:font-weight="normal" officeooo:rsid="003052df" officeooo:paragraph-rsid="00c32fd1" style:font-weight-asian="normal" style:font-weight-complex="normal"/>
    </style:style>
    <style:style style:name="P29" style:family="paragraph" style:parent-style-name="Standard">
      <style:text-properties style:font-name="Droid Sans" fo:font-weight="normal" officeooo:rsid="00705a30" officeooo:paragraph-rsid="00c7a39f" style:font-weight-asian="normal" style:font-weight-complex="normal"/>
    </style:style>
    <style:style style:name="P30" style:family="paragraph" style:parent-style-name="Standard">
      <style:text-properties style:font-name="Droid Sans" fo:font-weight="normal" officeooo:rsid="00c7a39f" officeooo:paragraph-rsid="00c7a39f" style:font-weight-asian="normal" style:font-weight-complex="normal"/>
    </style:style>
    <style:style style:name="P31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32" style:family="paragraph" style:parent-style-name="Standard">
      <style:text-properties style:font-name="Droid Sans" officeooo:rsid="002fbfd4" officeooo:paragraph-rsid="004b37a2"/>
    </style:style>
    <style:style style:name="P33" style:family="paragraph" style:parent-style-name="Standard">
      <style:text-properties style:font-name="Droid Sans" officeooo:rsid="005159b5" officeooo:paragraph-rsid="005159b5"/>
    </style:style>
    <style:style style:name="P34" style:family="paragraph" style:parent-style-name="Standard">
      <style:text-properties style:font-name="Droid Sans" officeooo:rsid="005b593c" officeooo:paragraph-rsid="005b593c"/>
    </style:style>
    <style:style style:name="P35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36" style:family="paragraph" style:parent-style-name="Standard">
      <style:text-properties style:font-name="Droid Sans" style:text-underline-style="none" officeooo:rsid="005bc259" officeooo:paragraph-rsid="005b593c"/>
    </style:style>
    <style:style style:name="P37" style:family="paragraph" style:parent-style-name="Standard">
      <style:text-properties style:font-name="Droid Sans" officeooo:rsid="00481985" officeooo:paragraph-rsid="005159b5"/>
    </style:style>
    <style:style style:name="P38" style:family="paragraph" style:parent-style-name="Standard">
      <style:text-properties style:font-name="Droid Sans" officeooo:rsid="0076effb" officeooo:paragraph-rsid="0076effb"/>
    </style:style>
    <style:style style:name="P39" style:family="paragraph" style:parent-style-name="Standard">
      <style:text-properties style:font-name="Droid Sans" officeooo:rsid="0076effb" officeooo:paragraph-rsid="00e35e3f"/>
    </style:style>
    <style:style style:name="P40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41" style:family="paragraph" style:parent-style-name="Standard">
      <style:text-properties style:font-name="Droid Sans" officeooo:rsid="009bf911" officeooo:paragraph-rsid="009bf911"/>
    </style:style>
    <style:style style:name="P42" style:family="paragraph" style:parent-style-name="Standard">
      <style:text-properties style:font-name="Droid Sans" officeooo:rsid="009f80c2" officeooo:paragraph-rsid="009f80c2"/>
    </style:style>
    <style:style style:name="P43" style:family="paragraph" style:parent-style-name="Standard">
      <style:text-properties style:font-name="Droid Sans" officeooo:rsid="00587bbb" officeooo:paragraph-rsid="005159b5"/>
    </style:style>
    <style:style style:name="P44" style:family="paragraph" style:parent-style-name="Standard">
      <style:text-properties style:font-name="Droid Sans" officeooo:rsid="009d5664" officeooo:paragraph-rsid="005159b5"/>
    </style:style>
    <style:style style:name="P45" style:family="paragraph" style:parent-style-name="Standard">
      <style:text-properties style:font-name="Droid Sans" officeooo:rsid="009e8e7a" officeooo:paragraph-rsid="00b5308b"/>
    </style:style>
    <style:style style:name="P46" style:family="paragraph" style:parent-style-name="Standard">
      <style:text-properties style:font-name="Droid Sans" officeooo:rsid="00705a30" officeooo:paragraph-rsid="00b5bebd"/>
    </style:style>
    <style:style style:name="P47" style:family="paragraph" style:parent-style-name="Standard">
      <style:text-properties style:font-name="Droid Sans" officeooo:rsid="00b5bebd" officeooo:paragraph-rsid="00b5bebd"/>
    </style:style>
    <style:style style:name="P48" style:family="paragraph" style:parent-style-name="Standard">
      <style:text-properties style:font-name="Droid Sans" fo:font-style="italic" fo:font-weight="bold" officeooo:rsid="00a6dbd7" officeooo:paragraph-rsid="00a6dbd7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font-name="Droid Sans" officeooo:rsid="0077603c" officeooo:paragraph-rsid="0077603c"/>
    </style:style>
    <style:style style:name="P50" style:family="paragraph" style:parent-style-name="Standard">
      <style:text-properties style:font-name="Droid Sans" officeooo:rsid="00e36372" officeooo:paragraph-rsid="00e36372"/>
    </style:style>
    <style:style style:name="P51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52" style:family="paragraph" style:parent-style-name="Standard">
      <style:text-properties fo:color="#000000" style:font-name="Droid Sans" fo:font-style="normal" style:text-underline-style="none" fo:font-weight="normal" officeooo:rsid="002d88ff" officeooo:paragraph-rsid="00b5308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style:font-name="Droid Sans" fo:font-style="normal" style:text-underline-style="none" fo:font-weight="normal" officeooo:rsid="00b5bebd" officeooo:paragraph-rsid="00b5beb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0" style:font-name="Droid Sans" fo:font-style="normal" style:text-underline-style="none" fo:font-weight="normal" officeooo:rsid="006b93a4" officeooo:paragraph-rsid="00cff595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style:font-name="Droid Sans" officeooo:rsid="005159b5" officeooo:paragraph-rsid="005159b5"/>
    </style:style>
    <style:style style:name="P56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57" style:family="paragraph" style:parent-style-name="Standard">
      <style:text-properties style:font-name="Droid Sans" officeooo:rsid="004b37a2" officeooo:paragraph-rsid="004b37a2"/>
    </style:style>
    <style:style style:name="P58" style:family="paragraph" style:parent-style-name="Standard">
      <style:paragraph-properties fo:text-align="start" style:justify-single-word="false"/>
      <style:text-properties style:font-name="Droid Sans" officeooo:rsid="00b5308b" officeooo:paragraph-rsid="00b5308b"/>
    </style:style>
    <style:style style:name="P59" style:family="paragraph" style:parent-style-name="Standard">
      <style:text-properties style:font-name="Droid Sans" fo:font-weight="normal" officeooo:rsid="006240bc" officeooo:paragraph-rsid="00cff595" style:font-weight-asian="normal" style:font-weight-complex="normal"/>
    </style:style>
    <style:style style:name="P60" style:family="paragraph" style:parent-style-name="Standard">
      <style:text-properties style:font-name="Droid Sans" fo:font-weight="normal" officeooo:rsid="00b0f680" officeooo:paragraph-rsid="00b0f680" style:font-weight-asian="normal" style:font-weight-complex="normal"/>
    </style:style>
    <style:style style:name="P61" style:family="paragraph" style:parent-style-name="Standard">
      <style:text-properties style:font-name="Droid Sans" fo:font-weight="normal" officeooo:rsid="00b0f680" officeooo:paragraph-rsid="00ea8772" style:font-weight-asian="normal" style:font-weight-complex="normal"/>
    </style:style>
    <style:style style:name="P62" style:family="paragraph" style:parent-style-name="Standard">
      <style:text-properties style:font-name="Droid Sans" officeooo:rsid="0049e41b" officeooo:paragraph-rsid="00c9d844"/>
    </style:style>
    <style:style style:name="P63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b5308b"/>
    </style:style>
    <style:style style:name="P64" style:family="paragraph" style:parent-style-name="Standard">
      <style:text-properties style:font-name="Droid Sans" style:text-underline-style="none" officeooo:rsid="0019baff" officeooo:paragraph-rsid="00c9d844"/>
    </style:style>
    <style:style style:name="P65" style:family="paragraph" style:parent-style-name="Standard">
      <style:text-properties style:font-name="Droid Sans" officeooo:rsid="0019baff" officeooo:paragraph-rsid="00b5308b"/>
    </style:style>
    <style:style style:name="P66" style:family="paragraph" style:parent-style-name="Standard">
      <style:text-properties style:font-name="Droid Sans" officeooo:rsid="00ec831b" officeooo:paragraph-rsid="00ec831b"/>
    </style:style>
    <style:style style:name="P67" style:family="paragraph" style:parent-style-name="Standard">
      <style:text-properties style:font-name="Droid Sans" fo:font-weight="bold" officeooo:rsid="0019baff" officeooo:paragraph-rsid="00ed9ea0" style:font-weight-asian="bold" style:font-weight-complex="bold"/>
    </style:style>
    <style:style style:name="P68" style:family="paragraph" style:parent-style-name="Standard">
      <style:text-properties fo:color="#000000" style:font-name="Droid Sans" fo:font-style="normal" style:text-underline-style="none" fo:font-weight="normal" officeooo:rsid="00b5bebd" officeooo:paragraph-rsid="00d12c4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80c2" style:font-weight-asian="bold" style:font-weight-complex="bold"/>
    </style:style>
    <style:style style:name="T3" style:family="text">
      <style:text-properties fo:font-weight="bold" officeooo:rsid="0076effb" style:font-weight-asian="bold" style:font-weight-complex="bold"/>
    </style:style>
    <style:style style:name="T4" style:family="text">
      <style:text-properties fo:font-weight="bold" officeooo:rsid="00c9d844" style:font-weight-asian="bold" style:font-weight-complex="bold"/>
    </style:style>
    <style:style style:name="T5" style:family="text">
      <style:text-properties fo:font-weight="bold" officeooo:rsid="00e57254" style:font-weight-asian="bold" style:font-weight-complex="bold"/>
    </style:style>
    <style:style style:name="T6" style:family="text">
      <style:text-properties officeooo:rsid="002cdce6"/>
    </style:style>
    <style:style style:name="T7" style:family="text">
      <style:text-properties officeooo:rsid="003b13e1"/>
    </style:style>
    <style:style style:name="T8" style:family="text">
      <style:text-properties officeooo:rsid="0045d1a6"/>
    </style:style>
    <style:style style:name="T9" style:family="text">
      <style:text-properties officeooo:rsid="00481985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481985"/>
    </style:style>
    <style:style style:name="T12" style:family="text">
      <style:text-properties style:text-underline-style="none" officeooo:rsid="0056e3d3"/>
    </style:style>
    <style:style style:name="T13" style:family="text">
      <style:text-properties style:text-underline-style="none" officeooo:rsid="005b9b84"/>
    </style:style>
    <style:style style:name="T14" style:family="text">
      <style:text-properties style:text-underline-style="none" fo:font-weight="normal" officeooo:rsid="00695d5e" style:font-weight-asian="normal" style:font-weight-complex="normal"/>
    </style:style>
    <style:style style:name="T15" style:family="text">
      <style:text-properties style:text-underline-style="none" officeooo:rsid="00740611"/>
    </style:style>
    <style:style style:name="T16" style:family="text">
      <style:text-properties style:text-underline-style="none" officeooo:rsid="00695d5e"/>
    </style:style>
    <style:style style:name="T17" style:family="text">
      <style:text-properties officeooo:rsid="0049e41b"/>
    </style:style>
    <style:style style:name="T1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b2d123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b8cba2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c9d844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ca6825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cbf971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ec831b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normal" officeooo:rsid="00ed7312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bold" officeooo:rsid="00c9d844" style:font-style-asian="normal" style:font-weight-asian="bold" style:font-style-complex="normal" style:font-weight-complex="bold"/>
    </style:style>
    <style:style style:name="T30" style:family="text">
      <style:text-properties officeooo:rsid="004e83fd"/>
    </style:style>
    <style:style style:name="T31" style:family="text">
      <style:text-properties officeooo:rsid="005159b5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5b9b84"/>
    </style:style>
    <style:style style:name="T34" style:family="text">
      <style:text-properties style:text-underline-style="solid" style:text-underline-width="auto" style:text-underline-color="font-color" officeooo:rsid="009bf911"/>
    </style:style>
    <style:style style:name="T35" style:family="text">
      <style:text-properties style:text-underline-style="solid" style:text-underline-width="auto" style:text-underline-color="font-color" officeooo:rsid="00c8bd45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695d5e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cff595" style:font-weight-asian="normal" style:font-weight-complex="normal"/>
    </style:style>
    <style:style style:name="T39" style:family="text">
      <style:text-properties officeooo:rsid="005357b1"/>
    </style:style>
    <style:style style:name="T40" style:family="text">
      <style:text-properties officeooo:rsid="0056e3d3"/>
    </style:style>
    <style:style style:name="T41" style:family="text">
      <style:text-properties officeooo:rsid="005bc259"/>
    </style:style>
    <style:style style:name="T42" style:family="text">
      <style:text-properties officeooo:rsid="005d5f74"/>
    </style:style>
    <style:style style:name="T43" style:family="text">
      <style:text-properties officeooo:rsid="00689474"/>
    </style:style>
    <style:style style:name="T44" style:family="text">
      <style:text-properties officeooo:rsid="0069775d"/>
    </style:style>
    <style:style style:name="T45" style:family="text">
      <style:text-properties officeooo:rsid="0077603c"/>
    </style:style>
    <style:style style:name="T46" style:family="text">
      <style:text-properties officeooo:rsid="007929e0"/>
    </style:style>
    <style:style style:name="T47" style:family="text">
      <style:text-properties officeooo:rsid="00901a6f"/>
    </style:style>
    <style:style style:name="T48" style:family="text">
      <style:text-properties officeooo:rsid="0090811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90811e" style:font-weight-asian="normal" style:font-weight-complex="normal"/>
    </style:style>
    <style:style style:name="T51" style:family="text">
      <style:text-properties fo:font-weight="normal" officeooo:rsid="0087c69e" style:font-weight-asian="normal" style:font-weight-complex="normal"/>
    </style:style>
    <style:style style:name="T52" style:family="text">
      <style:text-properties fo:font-weight="normal" officeooo:rsid="00ae73c8" style:font-weight-asian="normal" style:font-weight-complex="normal"/>
    </style:style>
    <style:style style:name="T53" style:family="text">
      <style:text-properties fo:font-weight="normal" officeooo:rsid="00c9d844" style:font-weight-asian="normal" style:font-weight-complex="normal"/>
    </style:style>
    <style:style style:name="T54" style:family="text">
      <style:text-properties fo:font-weight="normal" officeooo:rsid="00ca6825" style:font-weight-asian="normal" style:font-weight-complex="normal"/>
    </style:style>
    <style:style style:name="T55" style:family="text">
      <style:text-properties fo:font-weight="normal" officeooo:rsid="00ee3f56" style:font-weight-asian="normal" style:font-weight-complex="normal"/>
    </style:style>
    <style:style style:name="T56" style:family="text">
      <style:text-properties officeooo:rsid="00927148"/>
    </style:style>
    <style:style style:name="T57" style:family="text">
      <style:text-properties officeooo:rsid="009350b8"/>
    </style:style>
    <style:style style:name="T58" style:family="text">
      <style:text-properties officeooo:rsid="00a2626b"/>
    </style:style>
    <style:style style:name="T59" style:family="text">
      <style:text-properties officeooo:rsid="00a6dbd7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b5da13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c130f3" style:font-style-asian="italic" style:font-weight-asian="bold" style:font-style-complex="italic" style:font-weight-complex="bold"/>
    </style:style>
    <style:style style:name="T63" style:family="text">
      <style:text-properties officeooo:rsid="00a80db6"/>
    </style:style>
    <style:style style:name="T64" style:family="text">
      <style:text-properties officeooo:rsid="00b0f680"/>
    </style:style>
    <style:style style:name="T65" style:family="text">
      <style:text-properties officeooo:rsid="00b2badd"/>
    </style:style>
    <style:style style:name="T66" style:family="text">
      <style:text-properties officeooo:rsid="00b2d123"/>
    </style:style>
    <style:style style:name="T67" style:family="text">
      <style:text-properties officeooo:rsid="00b4f2af"/>
    </style:style>
    <style:style style:name="T68" style:family="text">
      <style:text-properties officeooo:rsid="00b5308b"/>
    </style:style>
    <style:style style:name="T69" style:family="text">
      <style:text-properties officeooo:rsid="00b5bebd"/>
    </style:style>
    <style:style style:name="T70" style:family="text">
      <style:text-properties officeooo:rsid="00b5da13"/>
    </style:style>
    <style:style style:name="T71" style:family="text">
      <style:text-properties officeooo:rsid="00b90b1f"/>
    </style:style>
    <style:style style:name="T72" style:family="text">
      <style:text-properties officeooo:rsid="00bca644"/>
    </style:style>
    <style:style style:name="T73" style:family="text">
      <style:text-properties officeooo:rsid="00c1059b"/>
    </style:style>
    <style:style style:name="T74" style:family="text">
      <style:text-properties officeooo:rsid="00c130f3"/>
    </style:style>
    <style:style style:name="T75" style:family="text">
      <style:text-properties officeooo:rsid="00c32fd1"/>
    </style:style>
    <style:style style:name="T76" style:family="text">
      <style:text-properties officeooo:rsid="00c7a39f"/>
    </style:style>
    <style:style style:name="T77" style:family="text">
      <style:text-properties officeooo:rsid="00c9d844"/>
    </style:style>
    <style:style style:name="T78" style:family="text">
      <style:text-properties officeooo:rsid="0019baff"/>
    </style:style>
    <style:style style:name="T79" style:family="text">
      <style:text-properties officeooo:rsid="00cd6f52"/>
    </style:style>
    <style:style style:name="T80" style:family="text">
      <style:text-properties officeooo:rsid="00cff595"/>
    </style:style>
    <style:style style:name="T81" style:family="text">
      <style:text-properties officeooo:rsid="00dda76a"/>
    </style:style>
    <style:style style:name="T82" style:family="text">
      <style:text-properties officeooo:rsid="00de087c"/>
    </style:style>
    <style:style style:name="T83" style:family="text">
      <style:text-properties officeooo:rsid="00e35e3f"/>
    </style:style>
    <style:style style:name="T84" style:family="text">
      <style:text-properties officeooo:rsid="00e3f5d2"/>
    </style:style>
    <style:style style:name="T85" style:family="text">
      <style:text-properties officeooo:rsid="00e57254"/>
    </style:style>
    <style:style style:name="T86" style:family="text">
      <style:text-properties style:text-line-through-style="solid" style:text-line-through-type="single" officeooo:rsid="009350b8"/>
    </style:style>
    <style:style style:name="T87" style:family="text">
      <style:text-properties style:text-line-through-style="solid" style:text-line-through-type="single" style:text-position="super 58%" officeooo:rsid="00927148"/>
    </style:style>
    <style:style style:name="T88" style:family="text">
      <style:text-properties officeooo:rsid="00e88356"/>
    </style:style>
    <style:style style:name="T89" style:family="text">
      <style:text-properties officeooo:rsid="00e97527"/>
    </style:style>
    <style:style style:name="T90" style:family="text">
      <style:text-properties officeooo:rsid="00ea8772"/>
    </style:style>
    <style:style style:name="T91" style:family="text">
      <style:text-properties officeooo:rsid="00ec831b"/>
    </style:style>
    <style:style style:name="T92" style:family="text">
      <style:text-properties officeooo:rsid="00ed9ea0"/>
    </style:style>
    <style:style style:name="T93" style:family="text">
      <style:text-properties officeooo:rsid="00f3a2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Design a mask <text:span text:style-name="T63">using</text:span> Klayout</text:p>
      <text:p text:style-name="P10">By Jaseung Ku</text:p>
      <text:p text:style-name="P9"/>
      <text:p text:style-name="P20">This document describes <text:span text:style-name="T93">a procedure to </text:span>create a mask GDS using Klayout. </text:p>
      <text:p text:style-name="P20"/>
      <text:p text:style-name="P6"><text:span text:style-name="T68">A. </text:span>Terminology</text:p>
      <text:p text:style-name="P13">- Image <text:span text:style-name="T43">= I</text:span>ndividual<text:span text:style-name="T47"> patterns</text:span> on a mask. </text:p>
      <text:p text:style-name="P14">- Die = <text:span text:style-name="T66">an image used to define base chip layout, for instance, 6x6mm square.</text:span></text:p>
      <text:p text:style-name="P7"/>
      <text:p text:style-name="P4"><text:span text:style-name="T68">B. </text:span>Layer <text:span text:style-name="T41">info</text:span></text:p>
      <text:p text:style-name="P34"><text:span text:style-name="T12">I</text:span><text:span text:style-name="T10">t is </text:span><text:span text:style-name="T33">very </text:span><text:span text:style-name="T32">important</text:span><text:span text:style-name="T10"> to understand </text:span><text:span text:style-name="T13">first</text:span><text:span text:style-name="T10"> what each layer is for,</text:span><text:span text:style-name="T13"> and </text:span><text:span text:style-name="T15">to </text:span><text:span text:style-name="T13">use the right layer for whatever you draw in Klayout. <text:s/></text:span></text:p>
      <text:p text:style-name="P36"/>
      <text:p text:style-name="P35">Convention</text:p>
      <text:p text:style-name="P32"><text:span text:style-name="T12">A layer is specified by </text:span><text:span text:style-name="T31">N/M, where N=</text:span>layer number, <text:span text:style-name="T31">M =</text:span> dat<text:span text:style-name="T31">a</text:span>type <text:span text:style-name="T40">number.</text:span></text:p>
      <text:p text:style-name="P32"/>
      <text:p text:style-name="P3">In <text:span text:style-name="T32">0/</text:span><text:span text:style-name="T34">x</text:span><text:span text:style-name="T32"> layer, </text:span>anything that doesn’t appear on the mask, <text:span text:style-name="T39">e.g. OUTLINE</text:span></text:p>
      <text:p text:style-name="P3">In <text:span text:style-name="T32">1/</text:span><text:span text:style-name="T34">x</text:span><text:span text:style-name="T32"> layer</text:span>, anything that appear<text:span text:style-name="T31">s</text:span> on the ma<text:span text:style-name="T7">sk, e.g. IMAGE, FLUX TRAP.</text:span></text:p>
      <text:p text:style-name="P57"/>
      <text:p text:style-name="P35">Layer definition <text:span text:style-name="T88">convention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6">Layer name</text:p>
          </table:table-cell>
          <table:table-cell table:style-name="Table1.A1" office:value-type="string">
            <text:p text:style-name="P56">Layer/Data type</text:p>
          </table:table-cell>
          <table:table-cell table:style-name="Table1.C1" office:value-type="string">
            <text:p text:style-name="P56">Description : <text:span text:style-name="T73">What goes on the layer?</text:span></text:p>
          </table:table-cell>
        </table:table-row>
        <table:table-row>
          <table:table-cell table:style-name="Table1.A2" office:value-type="string">
            <text:p text:style-name="P41">KEEPOUT</text:p>
          </table:table-cell>
          <table:table-cell table:style-name="Table1.A2" office:value-type="string">
            <text:p text:style-name="P55">0/1</text:p>
          </table:table-cell>
          <table:table-cell table:style-name="Table1.C2" office:value-type="string">
            <text:p text:style-name="P43"><text:span text:style-name="T73">Drawings where you want to </text:span>keep out <text:span text:style-name="T88">any image, for example, flux trap holes.</text:span></text:p>
          </table:table-cell>
        </table:table-row>
        <table:table-row>
          <table:table-cell table:style-name="Table1.A2" office:value-type="string">
            <text:p text:style-name="P51">OUTLINE</text:p>
          </table:table-cell>
          <table:table-cell table:style-name="Table1.A2" office:value-type="string">
            <text:p text:style-name="P55">0/2</text:p>
          </table:table-cell>
          <table:table-cell table:style-name="Table1.C2" office:value-type="string">
            <text:p text:style-name="P44"><text:span text:style-name="T73">Drawings that you may use as a guide, </text:span>but <text:span text:style-name="T73">that </text:span><text:span text:style-name="T1">do not</text:span> appear in the IMAGE layer, <text:span text:style-name="T73">for example,</text:span> a guiding path to make <text:span text:style-name="T73">CPW or</text:span> guiding shapes. Can be a garbage-collecting layer.</text:p>
          </table:table-cell>
        </table:table-row>
        <table:table-row>
          <table:table-cell table:style-name="Table1.A2" office:value-type="string">
            <text:p text:style-name="P2"><text:span text:style-name="T9">IMAGE</text:span> B<text:span text:style-name="T17">B</text:span>OX</text:p>
          </table:table-cell>
          <table:table-cell table:style-name="Table1.A2" office:value-type="string">
            <text:p text:style-name="P55">0/3</text:p>
          </table:table-cell>
          <table:table-cell table:style-name="Table1.C2" office:value-type="string">
            <text:p text:style-name="P37"><text:span text:style-name="T73">B</text:span>ounding box <text:span text:style-name="T73">for each image</text:span>. <text:span text:style-name="T88">This is used to define the center coordinate and size of each image to be used in ASML job.</text:span></text:p>
          </table:table-cell>
        </table:table-row>
        <table:table-row>
          <table:table-cell table:style-name="Table1.A2" office:value-type="string">
            <text:p text:style-name="P33">IMAGE</text:p>
          </table:table-cell>
          <table:table-cell table:style-name="Table1.A2" office:value-type="string">
            <text:p text:style-name="P55">1/0</text:p>
          </table:table-cell>
          <table:table-cell table:style-name="Table1.C2" office:value-type="string">
            <text:p text:style-name="P2"><text:span text:style-name="T42">Any drawing other than flux traps to be</text:span> written on the mask. </text:p>
          </table:table-cell>
        </table:table-row>
        <table:table-row>
          <table:table-cell table:style-name="Table1.A2" office:value-type="string">
            <text:p text:style-name="P33">FLUX TRAP</text:p>
          </table:table-cell>
          <table:table-cell table:style-name="Table1.A2" office:value-type="string">
            <text:p text:style-name="P55">1/1</text:p>
          </table:table-cell>
          <table:table-cell table:style-name="Table1.C2" office:value-type="string">
            <text:p text:style-name="P33">Flux trap <text:span text:style-name="T42">holes (hole size = 4x4 um^2, center-to-center = 8 um)</text:span></text:p>
          </table:table-cell>
        </table:table-row>
      </table:table>
      <text:p text:style-name="P1"/>
      <text:p text:style-name="P58"><text:span text:style-name="T1">C. </text:span><text:span text:style-name="T2">Do initial</text:span><text:span text:style-name="T3"> setting </text:span><text:span text:style-name="T2">in Klayout</text:span></text:p>
      <text:p text:style-name="P38">1. File →<text:span text:style-name="T45"> Setup</text:span></text:p>
      <text:p text:style-name="P38"><text:tab/>a. <text:span text:style-name="T83">Application→ </text:span>Default Grids : 1, 0.1, 0.01, 0.001</text:p>
      <text:p text:style-name="P39"><text:tab/>b. <text:span text:style-name="T83">Rulers And Annotations→ </text:span>Snapping :</text:p>
      <text:p text:style-name="P39"><text:tab/> <text:s text:c="4"/>Choose both “Snap to grid” and “Snap to edge/vertex”.</text:p>
      <text:p text:style-name="P49">2. View →<text:span text:style-name="T83"> </text:span><text:s/>Select Top Level Objects</text:p>
      <text:p text:style-name="P50"><text:soft-page-break/>3. Edit → Editor Options → Angle Constraints :</text:p>
      <text:p text:style-name="P50"><text:s text:c="4"/>Connections : Diagonal, Movements : Any Direc<text:span text:style-name="T84">tion</text:span></text:p>
      <text:p text:style-name="P42">3. <text:span text:style-name="T58">File → <text:s/></text:span>Load Layer Properties → “LayerPropertyFile”</text:p>
      <text:p text:style-name="P42"/>
      <text:p text:style-name="P5"><text:span text:style-name="T88">D. P</text:span>rocedure <text:span text:style-name="T88">to draw a mask</text:span></text:p>
      <text:p text:style-name="P11"><text:span text:style-name="T46">1</text:span>. <text:span text:style-name="T67">Create a top cell, say, named “Mask”. All the images that go to a real photomask will be in this cell.</text:span></text:p>
      <text:p text:style-name="P11"/>
      <text:p text:style-name="P21">2. Create a die image. To do it, </text:p>
      <text:p text:style-name="P18">- Draw a box <text:span text:style-name="T67">in IM</text:span>AGE BBOX layer with the size of a chip, e.g., 8000x8000 um^2.</text:p>
      <text:p text:style-name="P61">- <text:span text:style-name="T90">Make it a cell and Set it as a top cell. Go to Edit→Selection→ Make Cell.</text:span></text:p>
      <text:p text:style-name="P61">- <text:span text:style-name="T69">Adjust origin to center. Edit→Cell→Adjust origin. Click the center square box.</text:span></text:p>
      <text:p text:style-name="P18">- Draw <text:span text:style-name="T67">keepout </text:span>boxes in KEEPOUT layer for image placeholders, where images are patched in during ASML. <text:span text:style-name="T67">For example, various resonators, capacitors, inductors, qubit pockets, etc. Also, use the keepout box anywhere you don’t want to have flux traps.</text:span></text:p>
      <text:p text:style-name="P18">- <text:span text:style-name="T72">Make sure the coordinates of the center of the keepout boxes used for other image placeholders are the multiples of 8 um.</text:span></text:p>
      <text:p text:style-name="P11">- <text:span text:style-name="T67">Draw any CPW lines or anything which can be hard-coded in a die image.</text:span></text:p>
      <text:p text:style-name="P18"/>
      <text:p text:style-name="P22">3. Create an image other than the die images.</text:p>
      <text:p text:style-name="P22">- <text:span text:style-name="T69">Draw an image bounding box in IMAGE BBOX. If the image will be patched in a die image, then this box should be the same size as or smaller than the keepout box which is used as a placeholder in the die image.</text:span></text:p>
      <text:p text:style-name="P22">- <text:span text:style-name="T69">Draw what you want to draw in IMAGE layer. If you want to draw a CPW, use macros (MakeMeanderCPW, PathToCPW, etc).</text:span></text:p>
      <text:p text:style-name="P22">- <text:span text:style-name="T69">Make the whole image as a cell.</text:span></text:p>
      <text:p text:style-name="P19">- Adjust origin to center. <text:span text:style-name="T81">Select As New Top in the cell windows.</text:span> Edit→Cell→Adjust origin. Click the center square box.</text:p>
      <text:p text:style-name="P23"/>
      <text:p text:style-name="P30">4. Create flux trap holes in each image. <text:span text:style-name="T35">Make a backup before doing this.</text:span></text:p>
      <text:p text:style-name="P24">- <text:span text:style-name="T76">You can use a macro(createFluxTrap) to create flux hole automatically for each image.</text:span></text:p>
      <text:p text:style-name="P25">- <text:span text:style-name="T71">To use the macro, select the image cell instance and select Macros→ Create Flux Trap.<text:tab/>The macro will automatically add flux trap holes on the <text:s/>FLUX TRAP layer in the selected cell instance.</text:span></text:p>
      <text:p text:style-name="P24"/>
      <text:p text:style-name="P27"><text:span text:style-name="T82">5</text:span>. Once you finish drawing all images, now lay them out <text:span text:style-name="T6">for a full mask. You should use integer coordinates.</text:span></text:p>
      <text:p text:style-name="P29"><text:span text:style-name="T5">Note</text:span><text:span text:style-name="T85">: </text:span>there <text:span text:style-name="T85">is </text:span>specific boundar<text:span text:style-name="T85">y</text:span> outside of which ASML can’t read. <text:span text:style-name="T85">We have the gds file that defines such boundary (ASML_mask_boundary.gds). Deep-copy the cell into your gds for use.</text:span></text:p>
      <text:p text:style-name="P26">- Place images separated by at least 750um</text:p>
      <text:p text:style-name="P47"><text:span text:style-name="T49">- </text:span><text:span text:style-name="T57">All the images should be within the ASML_Mask_Boundary cell area. <text:s/></text:span><text:span text:style-name="T86">within 21000 x 21000 um</text:span><text:span text:style-name="T87">2 </text:span><text:span text:style-name="T56">.</text:span></text:p>
      <text:p text:style-name="P16"/>
      <text:p text:style-name="P15"><text:soft-page-break/><text:span text:style-name="T82">6</text:span>. Record <text:span text:style-name="T70">(</text:span>x, y<text:span text:style-name="T70">)</text:span> coordinates of the center of <text:span text:style-name="T70">each image bounding box and </text:span>the size of them in the <text:span text:style-name="T60">mask coordinate.</text:span></text:p>
      <text:p text:style-name="P15"/>
      <text:p text:style-name="P15"><text:span text:style-name="T82">6</text:span>. Record <text:span text:style-name="T70">(</text:span>x, y<text:span text:style-name="T70">)</text:span> coordinates of the<text:span text:style-name="T48"> keepout box</text:span>es <text:span text:style-name="T70">for image patches</text:span> in the <text:span text:style-name="T61">d</text:span><text:span text:style-name="T60">ie Image coordinate.</text:span></text:p>
      <text:p text:style-name="P48"/>
      <text:p text:style-name="P17"><text:span text:style-name="T82">8</text:span>. <text:s/><text:span text:style-name="T74">S</text:span>imulat<text:span text:style-name="T74">e to build</text:span> one test die by placing images in a <text:span text:style-name="T74">d</text:span>ie Image using only <text:span text:style-name="T64">those </text:span>recorded coordinates, <text:span text:style-name="T64">i.e., mimicking ASML job. Make sure everything is right: no gap, no misalignment, etc...</text:span></text:p>
      <text:p text:style-name="P17">- <text:span text:style-name="T74">Do Deep-copy of a die cell and make it as a top cell (Right-click on the die cell in Cells window. Select “Show As Top Cell”, or just Ctrl-s.</text:span></text:p>
      <text:p text:style-name="P17">- <text:span text:style-name="T74">Click “Instance” in Toolbar menu and create the instance to patch in the die.</text:span></text:p>
      <text:p text:style-name="P17"><text:span text:style-name="T60">- </text:span><text:span text:style-name="T62">Select Edit→ Selection→ Move To, and type in the (x, y) coordinates.</text:span></text:p>
      <text:p text:style-name="P17"/>
      <text:p text:style-name="P28"><text:span text:style-name="T59">8</text:span>. <text:span text:style-name="T75">To save a final GDS file, make only IMAGE and FLUX TRAP layers visible. Then right-click the Mask cell in the Cells window, and “Save Selected Cell As”. Choose “Visible layers only” for “Layers to save” field under Generic Options.</text:span></text:p>
      <text:p text:style-name="P28"/>
      <text:p text:style-name="P28"><text:span text:style-name="T75">9. Open that GDS file and see if all the images look ok.</text:span> <text:span text:style-name="T59">You’re all set!</text:span></text:p>
      <text:p text:style-name="P15"/>
      <text:p text:style-name="P67"><text:span text:style-name="T92">E. D</text:span>esign rule<text:span text:style-name="T30">s and tips</text:span></text:p>
      <text:p text:style-name="P67"><text:span text:style-name="T14">Follow these to make life easier :)</text:span></text:p>
      <text:p text:style-name="P59"><text:span text:style-name="T16"/></text:p>
      <text:p text:style-name="P8"><text:span text:style-name="T37">M</text:span><text:span text:style-name="T36">aking images </text:span><text:span text:style-name="T38">in general</text:span><text:span text:style-name="T36">:</text:span></text:p>
      <text:p text:style-name="P65">1. <text:span text:style-name="T9">M</text:span>ake everything as <text:span text:style-name="T8">a </text:span>cell <text:span text:style-name="T44">for easy modification and modularity.</text:span></text:p>
      <text:p text:style-name="P66">2. When making and placing image bounding boxes or keepout boxes, you should use integer numbers for the center coordinates and sizes.</text:p>
      <text:p text:style-name="P66">3. Make the most of proper grid size and snapping when drawing images.</text:p>
      <text:p text:style-name="P45"><text:span text:style-name="T27">4</text:span><text:span text:style-name="T19">. </text:span><text:span text:style-name="T20">Each image </text:span><text:span text:style-name="T23">as a cell </text:span><text:span text:style-name="T20">must have </text:span><text:span text:style-name="T24">two</text:span><text:span text:style-name="T22"> required</text:span><text:span text:style-name="T21"> </text:span><text:span text:style-name="T20">layers: </text:span><text:span text:style-name="T51">IMAGE </text:span><text:span text:style-name="T53">and</text:span><text:span text:style-name="T51"> IMAGE BBOX.</text:span></text:p>
      <text:p text:style-name="P53"><text:span text:style-name="T91">5.</text:span> The origin <text:span text:style-name="T77">should</text:span> be centered. <text:span text:style-name="T89">Do it manually or use the macro (Center_cell_origin)</text:span></text:p>
      <text:p text:style-name="P54"><text:span text:style-name="T91">6</text:span>. The center of image bounding box <text:span text:style-name="T80">should be integer </text:span>multiple<text:span text:style-name="T65">s</text:span> of 8 <text:span text:style-name="T79">um</text:span>. <text:span text:style-name="T90">(This makes flux holes well aligned when an image is brought into the die.</text:span></text:p>
      <text:p text:style-name="P68"/>
      <text:p text:style-name="P63">Mak<text:span text:style-name="T77">ing</text:span> a <text:span text:style-name="T66">d</text:span>ie <text:span text:style-name="T66">i</text:span>mage:</text:p>
      <text:p text:style-name="P64"><text:span text:style-name="T57">1</text:span>. <text:span text:style-name="T54">Keepout boxe</text:span><text:span text:style-name="T55">s</text:span><text:span text:style-name="T50"> </text:span><text:span text:style-name="T52">as placeholders for image </text:span><text:span text:style-name="T53">patches </text:span><text:span text:style-name="T4">should not</text:span><text:span text:style-name="T77"> touch to each other if there is a pattern that will be connected from a keepout box to another box across the boundary of the keepout boxes.</text:span></text:p>
      <text:p text:style-name="P62"><text:span text:style-name="T25">2</text:span><text:span text:style-name="T18">. </text:span><text:span text:style-name="T29">IMPORTANT</text:span><text:span text:style-name="T24">: The image</text:span><text:span text:style-name="T28">s </text:span><text:span text:style-name="T24">that touch the boundary of such keepout boxes should extend into the boxes by 500 </text:span><text:span text:style-name="T25">n</text:span><text:span text:style-name="T24">m, </text:span><text:span text:style-name="T26">not to make any short or open during Cr etching in the mask production.</text:span></text:p>
      <text:p text:style-name="P62"><text:span text:style-name="T26">3</text:span><text:span text:style-name="T24">. </text:span><text:span text:style-name="T78">Place the center of the keepout boxes at the integer multiples of 8 um in the die image to avoid any misalignment of flux traps</text:span><text:span text:style-name="T11">.</text:span></text:p>
      <text:p text:style-name="P46"/>
      <text:p text:style-name="P52"/>
      <text:p text:style-name="P31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20-01-24T21:25:33.678307179</dc:date>
    <meta:editing-duration>P5DT7H17M54S</meta:editing-duration>
    <meta:editing-cycles>172</meta:editing-cycles>
    <meta:generator>LibreOffice/6.0.7.3$Linux_X86_64 LibreOffice_project/00m0$Build-3</meta:generator>
    <meta:document-statistic meta:table-count="1" meta:image-count="0" meta:object-count="0" meta:page-count="4" meta:paragraph-count="83" meta:word-count="1103" meta:character-count="5968" meta:non-whitespace-character-count="4925"/>
  </office:meta>
</office:document-meta>
</file>